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35in"/>
    </style:style>
    <style:style style:name="co3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kedex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hit_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cial_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cial_defen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2:.K2])"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3:.K3])"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4:.K4])"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  <table:table-cell table:formula="of:=SUM([.F5:.K5])"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  <table:table-cell table:formula="of:=SUM([.F6:.K6])" office:value-type="float" office:value="405" calcext:value-type="float">
            <text:p>40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formula="of:=SUM([.F7:.K7])" office:value-type="float" office:value="534" calcext:value-type="float">
            <text:p>534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  <table:table-cell table:formula="of:=SUM([.F8:.K8])" office:value-type="float" office:value="314" calcext:value-type="float">
            <text:p>31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  <table:table-cell table:formula="of:=SUM([.F9:.K9])" office:value-type="float" office:value="405" calcext:value-type="float">
            <text:p>40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  <table:table-cell table:formula="of:=SUM([.F10:.K10])" office:value-type="float" office:value="530" calcext:value-type="float">
            <text:p>53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/>
          <table:table-cell table:formula="of:=SUM([.F11:.K11])"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/>
          <table:table-cell table:formula="of:=SUM([.F12:.K12])"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formula="of:=SUM([.F13:.K13])"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formula="of:=SUM([.F14:.K14])"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formula="of:=SUM([.F15:.K15])" office:value-type="float" office:value="205" calcext:value-type="float">
            <text:p>20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formula="of:=SUM([.F16:.K16])"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17:.K17])"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18:.K18])" office:value-type="float" office:value="349" calcext:value-type="float">
            <text:p>34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19:.K19])" office:value-type="float" office:value="479" calcext:value-type="float">
            <text:p>47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  <table:table-cell table:formula="of:=SUM([.F20:.K20])"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/>
          <table:table-cell table:formula="of:=SUM([.F21:.K21])"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22:.K22])"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23:.K23])"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  <table:table-cell table:formula="of:=SUM([.F24:.K24])"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  <table:table-cell table:formula="of:=SUM([.F25:.K25])" office:value-type="float" office:value="448" calcext:value-type="float">
            <text:p>448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  <table:table-cell table:formula="of:=SUM([.F26:.K26])"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  <table:table-cell table:formula="of:=SUM([.F27:.K27])"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  <table:table-cell table:formula="of:=SUM([.F28:.K28])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  <table:table-cell table:formula="of:=SUM([.F29:.K29])"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/>
          <table:table-cell table:formula="of:=SUM([.F30:.K30])"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  <table:table-cell table:formula="of:=SUM([.F31:.K31])"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formula="of:=SUM([.F32:.K32])"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/>
          <table:table-cell table:formula="of:=SUM([.F33:.K33])" office:value-type="float" office:value="273" calcext:value-type="float">
            <text:p>27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  <table:table-cell table:formula="of:=SUM([.F34:.K34])" office:value-type="float" office:value="365" calcext:value-type="float">
            <text:p>36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table:formula="of:=SUM([.F35:.K35])"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/>
          <table:table-cell table:formula="of:=SUM([.F36:.K36])" office:value-type="float" office:value="323" calcext:value-type="float">
            <text:p>32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/>
          <table:table-cell table:formula="of:=SUM([.F37:.K37])" office:value-type="float" office:value="483" calcext:value-type="float">
            <text:p>483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  <table:table-cell table:formula="of:=SUM([.F38:.K38])" office:value-type="float" office:value="299" calcext:value-type="float">
            <text:p>29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  <table:table-cell table:formula="of:=SUM([.F39:.K39])" office:value-type="float" office:value="505" calcext:value-type="float">
            <text:p>505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formula="of:=SUM([.F40:.K40])"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table:formula="of:=SUM([.F41:.K41])"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formula="of:=SUM([.F42:.K42])"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table:formula="of:=SUM([.F43:.K43])"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44:.K44])"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45:.K45])" office:value-type="float" office:value="395" calcext:value-type="float">
            <text:p>3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46:.K46])"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formula="of:=SUM([.F47:.K47]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table:formula="of:=SUM([.F48:.K48])"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formula="of:=SUM([.F49:.K49])"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table:formula="of:=SUM([.F50:.K50])" office:value-type="float" office:value="450" calcext:value-type="float">
            <text:p>4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  <table:table-cell table:formula="of:=SUM([.F51:.K51])"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  <table:table-cell table:formula="of:=SUM([.F52:.K52])"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/>
          <table:table-cell table:formula="of:=SUM([.F53:.K53])"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  <table:table-cell table:formula="of:=SUM([.F54:.K54])" office:value-type="float" office:value="440" calcext:value-type="float">
            <text:p>44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/>
          <table:table-cell table:formula="of:=SUM([.F55:.K55])"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/>
          <table:table-cell table:formula="of:=SUM([.F56:.K56])"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  <table:table-cell table:formula="of:=SUM([.F57:.K57])"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  <table:table-cell table:formula="of:=SUM([.F58:.K58])"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  <table:table-cell table:formula="of:=SUM([.F59:.K59])"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  <table:table-cell table:formula="of:=SUM([.F60:.K60])" office:value-type="float" office:value="555" calcext:value-type="float">
            <text:p>55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  <table:table-cell table:formula="of:=SUM([.F61:.K61])"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  <table:table-cell table:formula="of:=SUM([.F62:.K62])" office:value-type="float" office:value="385" calcext:value-type="float">
            <text:p>3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table:formula="of:=SUM([.F63:.K63])"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  <table:table-cell table:formula="of:=SUM([.F64:.K64])"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  <table:table-cell table:formula="of:=SUM([.F65:.K65])"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  <table:table-cell table:formula="of:=SUM([.F66:.K66])"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  <table:table-cell table:formula="of:=SUM([.F67:.K67])" office:value-type="float" office:value="305" calcext:value-type="float">
            <text:p>3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  <table:table-cell table:formula="of:=SUM([.F68:.K68])"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  <table:table-cell table:formula="of:=SUM([.F69:.K69])" office:value-type="float" office:value="505" calcext:value-type="float">
            <text:p>50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70:.K70])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71:.K71])" office:value-type="float" office:value="390" calcext:value-type="float">
            <text:p>3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table:formula="of:=SUM([.F72:.K72])" office:value-type="float" office:value="490" calcext:value-type="float">
            <text:p>49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formula="of:=SUM([.F73:.K73])" office:value-type="float" office:value="335" calcext:value-type="float">
            <text:p>3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formula="of:=SUM([.F74:.K74])"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formula="of:=SUM([.F75:.K75])"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formula="of:=SUM([.F76:.K76])" office:value-type="float" office:value="390" calcext:value-type="float">
            <text:p>39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formula="of:=SUM([.F77:.K77])"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  <table:table-cell table:formula="of:=SUM([.F78:.K78])" office:value-type="float" office:value="410" calcext:value-type="float">
            <text:p>41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  <table:table-cell table:formula="of:=SUM([.F79:.K79])"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formula="of:=SUM([.F80:.K80])" office:value-type="float" office:value="315" calcext:value-type="float">
            <text:p>31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formula="of:=SUM([.F81:.K81])"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formula="of:=SUM([.F82:.K82])"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formula="of:=SUM([.F83:.K83])" office:value-type="float" office:value="465" calcext:value-type="float">
            <text:p>4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84:.K84])" office:value-type="float" office:value="377" calcext:value-type="float">
            <text:p>377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85:.K85])"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table:formula="of:=SUM([.F86:.K86])" office:value-type="float" office:value="470" calcext:value-type="float">
            <text:p>4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  <table:table-cell table:formula="of:=SUM([.F87:.K87])"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formula="of:=SUM([.F88:.K88])" office:value-type="float" office:value="475" calcext:value-type="float">
            <text:p>4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  <table:table-cell table:formula="of:=SUM([.F89:.K89])" office:value-type="float" office:value="325" calcext:value-type="float">
            <text:p>32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  <table:table-cell table:formula="of:=SUM([.F90:.K90])" office:value-type="float" office:value="500" calcext:value-type="float">
            <text:p>5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  <table:table-cell table:formula="of:=SUM([.F91:.K91])"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formula="of:=SUM([.F92:.K92])" office:value-type="float" office:value="525" calcext:value-type="float">
            <text:p>5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formula="of:=SUM([.F93:.K93])"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formula="of:=SUM([.F94:.K94])"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table:formula="of:=SUM([.F95:.K95])"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table:formula="of:=SUM([.F96:.K96])" office:value-type="float" office:value="385" calcext:value-type="float">
            <text:p>38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  <table:table-cell table:formula="of:=SUM([.F97:.K97])" office:value-type="float" office:value="328" calcext:value-type="float">
            <text:p>32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  <table:table-cell table:formula="of:=SUM([.F98:.K98])" office:value-type="float" office:value="483" calcext:value-type="float">
            <text:p>4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  <table:table-cell table:formula="of:=SUM([.F99:.K99])" office:value-type="float" office:value="325" calcext:value-type="float">
            <text:p>32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  <table:table-cell table:formula="of:=SUM([.F100:.K100])"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  <table:table-cell table:formula="of:=SUM([.F101:.K101])"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  <table:table-cell table:formula="of:=SUM([.F102:.K102])" office:value-type="float" office:value="490" calcext:value-type="float">
            <text:p>4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formula="of:=SUM([.F103:.K103])"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formula="of:=SUM([.F104:.K104])" office:value-type="float" office:value="530" calcext:value-type="float">
            <text:p>53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  <table:table-cell table:formula="of:=SUM([.F105:.K105])" office:value-type="float" office:value="320" calcext:value-type="float">
            <text:p>3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  <table:table-cell table:formula="of:=SUM([.F106:.K106])"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/>
          <table:table-cell table:formula="of:=SUM([.F107:.K107])"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/>
          <table:table-cell table:formula="of:=SUM([.F108:.K108])"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/>
          <table:table-cell table:formula="of:=SUM([.F109:.K109])"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  <table:table-cell table:formula="of:=SUM([.F110:.K110])"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  <table:table-cell table:formula="of:=SUM([.F111:.K111])"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formula="of:=SUM([.F112:.K112])" office:value-type="float" office:value="345" calcext:value-type="float">
            <text:p>34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table:formula="of:=SUM([.F113:.K113])" office:value-type="float" office:value="485" calcext:value-type="float">
            <text:p>48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/>
          <table:table-cell table:formula="of:=SUM([.F114:.K114])"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/>
          <table:table-cell table:formula="of:=SUM([.F115:.K115])"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  <table:table-cell table:formula="of:=SUM([.F116:.K116])" office:value-type="float" office:value="490" calcext:value-type="float">
            <text:p>4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  <table:table-cell table:formula="of:=SUM([.F117:.K117])"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  <table:table-cell table:formula="of:=SUM([.F118:.K118])" office:value-type="float" office:value="440" calcext:value-type="float">
            <text:p>44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  <table:table-cell table:formula="of:=SUM([.F119:.K119])"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  <table:table-cell table:formula="of:=SUM([.F120:.K120])" office:value-type="float" office:value="450" calcext:value-type="float">
            <text:p>45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  <table:table-cell table:formula="of:=SUM([.F121:.K121])"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table:formula="of:=SUM([.F122:.K122])" office:value-type="float" office:value="520" calcext:value-type="float">
            <text:p>5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table:formula="of:=SUM([.F123:.K123])" office:value-type="float" office:value="460" calcext:value-type="float">
            <text:p>4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formula="of:=SUM([.F124:.K124])"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table:formula="of:=SUM([.F125:.K125])" office:value-type="float" office:value="455" calcext:value-type="float">
            <text:p>4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/>
          <table:table-cell table:formula="of:=SUM([.F126:.K126])" office:value-type="float" office:value="490" calcext:value-type="float">
            <text:p>49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/>
          <table:table-cell table:formula="of:=SUM([.F127:.K127])" office:value-type="float" office:value="495" calcext:value-type="float">
            <text:p>49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/>
          <table:table-cell table:formula="of:=SUM([.F128:.K128])"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  <table:table-cell table:formula="of:=SUM([.F129:.K129])"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/>
          <table:table-cell table:formula="of:=SUM([.F130:.K130])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table:formula="of:=SUM([.F131:.K131])" office:value-type="float" office:value="540" calcext:value-type="float">
            <text:p>54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table:formula="of:=SUM([.F132:.K132])" office:value-type="float" office:value="535" calcext:value-type="float">
            <text:p>53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/>
          <table:table-cell table:formula="of:=SUM([.F133:.K133])" office:value-type="float" office:value="288" calcext:value-type="float">
            <text:p>288</text:p>
          </table:table-cell>
          <table:table-cell table:number-columns-repeated="6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  <table:table-cell table:formula="of:=SUM([.F134:.K134])" office:value-type="float" office:value="325" calcext:value-type="float">
            <text:p>3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  <table:table-cell table:formula="of:=SUM([.F135:.K135])" office:value-type="float" office:value="525" calcext:value-type="float">
            <text:p>52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  <table:table-cell table:formula="of:=SUM([.F136:.K136])" office:value-type="float" office:value="525" calcext:value-type="float">
            <text:p>5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  <table:table-cell table:formula="of:=SUM([.F137:.K137])"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  <table:table-cell table:formula="of:=SUM([.F138:.K138])" office:value-type="float" office:value="395" calcext:value-type="float">
            <text:p>39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formula="of:=SUM([.F139:.K139])" office:value-type="float" office:value="355" calcext:value-type="float">
            <text:p>35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formula="of:=SUM([.F140:.K140])" office:value-type="float" office:value="495" calcext:value-type="float">
            <text:p>49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formula="of:=SUM([.F141:.K141])"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table:formula="of:=SUM([.F142:.K142])"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table:formula="of:=SUM([.F143:.K143])" office:value-type="float" office:value="515" calcext:value-type="float">
            <text:p>5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/>
          <table:table-cell table:formula="of:=SUM([.F144:.K144])" office:value-type="float" office:value="540" calcext:value-type="float">
            <text:p>54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table:formula="of:=SUM([.F145:.K145])"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formula="of:=SUM([.F146:.K146])" office:value-type="float" office:value="580" calcext:value-type="float">
            <text:p>5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table:formula="of:=SUM([.F147:.K147])"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  <table:table-cell table:formula="of:=SUM([.F148:.K148])"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  <table:table-cell table:formula="of:=SUM([.F149:.K149])"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table:formula="of:=SUM([.F150:.K150])" office:value-type="float" office:value="600" calcext:value-type="float">
            <text:p>600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Psychic</text:p>
          </table:table-cell>
          <table:table-cell/>
          <table:table-cell table:formula="of:=SUM([.F151:.K151])" office:value-type="float" office:value="680" calcext:value-type="float">
            <text:p>68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sychic</text:p>
          </table:table-cell>
          <table:table-cell/>
          <table:table-cell table:formula="of:=SUM([.F152:.K152])" office:value-type="float" office:value="600" calcext:value-type="float">
            <text:p>600</text:p>
          </table:table-cell>
          <table:table-cell table:number-columns-repeated="6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 style:data-style-name="N2" text:time-value="21:54:33.3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21:15:09.941000000</meta:creation-date>
    <dc:date>2024-04-25T22:01:41.265000000</dc:date>
    <meta:editing-duration>PT18M15S</meta:editing-duration>
    <meta:editing-cycles>2</meta:editing-cycles>
    <meta:generator>LibreOffice/7.6.6.3$Windows_X86_64 LibreOffice_project/d97b2716a9a4a2ce1391dee1765565ea469b0ae7</meta:generator>
    <meta:document-statistic meta:table-count="1" meta:cell-count="1588" meta:object-count="0"/>
  </office:meta>
</office:document-meta>
</file>